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de" fo:country="D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1pt" fo:language="it" fo:country="IT" style:font-size-asian="11pt" style:font-size-complex="11pt"/>
    </style:style>
    <style:style style:name="P4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result_box1"/><text:span text:style-name="T1">Suggerimenti per la prevenzione situazionale</text:span> </text:p>
      <text:p text:style-name="P1"/>
      <text:p text:style-name="P3"><text:bookmark text:name="result_box"/>1-Generali<text:line-break/><text:line-break/>- Non viaggiare con i valori di attività;<text:line-break/>- Tenere gli oggetti di valore in una piccola borsa che vi seguirà ovunque assolutamente;<text:line-break/>- Tenere il passaporto, carta di credito e denaro in una copertura cintura note intorno alla vita;<text:line-break/>- Usa il tuo banca online per qualche tasca in contanti;<text:line-break/>- Tenere fotocopie del passaporto e i biglietti saranno anche sulla vostra casella di posta, o meglio, una cassetta di sicurezza digitale;<text:line-break/><text:line-break/>2-Nel trasporto (treno, metropolitana, autobus ...)<text:line-break/><text:line-break/>- Non lasciare i bagagli incustoditi<text:line-break/>- Non lasciare nulla di valore nel bagaglio principale<text:line-break/>- Mai acquistare i biglietti per scalper che li farà pagare di più (fino a 10 volte il loro prezzo). Utilizzare bancomat e le biglietterie automatiche nelle stazioni e stazioni della metropolitana.<text:line-break/><text:line-break/>3-A Hotel<text:line-break/><text:line-break/>- Usare la cassaforte in camera o la ricezione in modo da mettere i vostri soldi, i gioielli, il passaporto o il vostro ID<text:line-break/><text:line-break/>4 in luoghi pubblici (ristoranti, bar, ...)<text:line-break/><text:line-break/>- Invece di uno zaino, o preferisce un marsupio una piccola borsa portata a tracolla;<text:line-break/>- Prendere il po 'di denaro con voi;<text:line-break/>- Non posizionare il portafoglio nelle tasche posteriori dei vostri vestiti;<text:line-break/>- Se un utente malintenzionato tenta di strappare la borsa, non resistere, si potrebbe essere ferito;<text:line-break/>- Diffidare di persone che cercano di distogliere l'attenzione per rubare i vostri effetti personali, tra cui la terrazza del caffè durante il distributore cashback o quando firmare petizioni. - - Non maneggiare pacchetti pubblici di denaro e di non cambiare la valuta negli uffici di cambio e non con sconosciuti per strada;<text:line-break/>- Al bancomat, nascondere la tastiera prima di comporre il codice, non farci distrarre da persone che si potrebbe essere vittima di un furto;<text:line-break/>- Pagare i tuoi acquisti con banconote di piccolo taglio, carta di credito o assegni (naturalmente se sono cancellati in Francia);<text:line-break/>- Non indossare gioielli troppo prezioso ostentazione;<text:line-break/>- Non lasciare i tuoi mezzi di pagamento in guardaroba o nel vostro cappotto su una sedia (al ristorante o nei caffè, per esempio), un borseggiatore potrebbe sedersi dietro di voi e rubare i vostri effetti personali;<text:line-break/>- Non mettete mai la vostra borsa ai tuoi piedi;<text:line-break/>- Non lasciare il telefono cellulare o il portafoglio sul tavolino o al ristorante;<text:line-break/>- Non conservare il telefono in una tasca esterna della borsetta o vestiti, non prestarlo a un estraneo.<text:line-break/><text:line-break/>5-parcheggio propria auto in un parcheggio<text:line-break/><text:line-break/>- Le porte di blocco e tronco ed essere sicuri di chiudere le finestre del vostro veicolo;<text:line-break/>- Non lasciare oggetti di valore in evidenza (cellulare, macchina fotografica, abbigliamento, borsa, ecc).<text:line-break/><text:line-break/>6-Si sono vittima di un furto<text:line-break/><text:line-break/>- Prendete contattare l'ambasciata (eseguire elenco e gli indirizzi delle ambasciate e dei consolati con geolocalizzazione)<text:line-break/>- Presentare una Denuncia alla polizia o la stazione di polizia più vicina (integrare l'elenco delle stazioni di polizia ei vigili del gendarmeria con geolocalizzazione)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26T00:41:42.61</dc:date>
    <meta:editing-duration>PT45M11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2" meta:word-count="483" meta:character-count="2989"/>
  </office:meta>
</office:document-meta>
</file>